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Text_20_body">
      <style:paragraph-properties fo:margin-left="0cm" fo:margin-right="0cm" fo:text-indent="0cm" style:auto-text-indent="false"/>
    </style:style>
    <style:style style:name="P5" style:family="paragraph" style:parent-style-name="Heading_20_4" style:list-style-name="L2">
      <style:paragraph-properties fo:margin-left="0cm" fo:margin-right="0cm" fo:text-indent="0cm" style:auto-text-indent="false"/>
    </style:style>
    <style:style style:name="P6" style:family="paragraph" style:parent-style-name="Heading_20_4">
      <style:paragraph-properties fo:margin-left="0cm" fo:margin-right="0cm" fo:text-indent="0cm" style:auto-text-indent="false"/>
    </style:style>
    <style:style style:name="P7" style:family="paragraph" style:parent-style-name="Text_20_body">
      <style:paragraph-properties fo:margin-left="0cm" fo:margin-right="0cm" fo:text-indent="0.499cm" style:auto-text-indent="false"/>
    </style:style>
    <style:style style:name="P8" style:family="paragraph" style:parent-style-name="Text_20_body" style:list-style-name="L3"/>
    <style:style style:name="P9" style:family="paragraph" style:parent-style-name="Text_20_body">
      <style:paragraph-properties fo:text-align="justify" style:justify-single-word="false"/>
    </style:style>
    <style:style style:name="P10" style:family="paragraph" style:parent-style-name="Text_20_body">
      <style:paragraph-properties fo:margin-left="1.251cm" fo:margin-right="0cm" fo:text-indent="0.499cm" style:auto-text-indent="false"/>
      <style:text-properties style:font-name="Courier"/>
    </style:style>
    <style:style style:name="P11" style:family="paragraph" style:parent-style-name="Text_20_body" style:list-style-name="L4"/>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Courier"/>
    </style:style>
    <style:style style:name="T5" style:family="text">
      <style:text-properties style:font-name="Courier" fo:font-style="normal" fo:font-weight="bold" style:font-style-asian="normal" style:font-weight-asian="bold" style:font-style-complex="normal" style:font-weight-complex="bold"/>
    </style:style>
    <style:style style:name="T6" style:family="text">
      <style:text-properties style:font-name="Courier" fo:font-weight="bold" style:font-weight-asian="bold" style:font-weight-complex="bold"/>
    </style:style>
    <style:style style:name="T7" style:family="text">
      <style:text-properties style:font-name="Times New Roman1"/>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acking on Thunar</text:p>
      <text:p text:style-name="Subtitle"><text:initial-creator>Benedikt Meurer</text:initial-creator></text:p>
      <text:p text:style-name="Subtitle"><text:sender-email text:fixed="false">benny@xfce.org</text:sender-email></text:p>
      <text:p text:style-name="Subtitle"><text:date style:data-style-name="N84" text:date-value="2005-07-14T15:05:58">2005-07-14</text:date></text:p>
      <text:table-of-content text:style-name="Sect1" text:protected="true" text:name="Inhaltsverzeichni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5f_5f_5f_5f_5f_5f_5f_20_5f_5f_5f_5f_5f_5f_5f_5">
            <text:index-entry-chapter/>
            <text:index-entry-text/>
            <text:index-entry-tab-stop style:type="right" style:leader-char="."/>
            <text:index-entry-page-number/>
          </text:table-of-content-entry-template>
          <text:table-of-content-entry-template text:outline-level="6" text:style-name="Contents_5f_5f_5f_5f_5f_5f_5f_20_5f_5f_5f_5f_5f_5f_5f_6">
            <text:index-entry-chapter/>
            <text:index-entry-text/>
            <text:index-entry-tab-stop style:type="right" style:leader-char="."/>
            <text:index-entry-page-number/>
          </text:table-of-content-entry-template>
          <text:table-of-content-entry-template text:outline-level="7" text:style-name="Contents_5f_5f_5f_5f_5f_5f_5f_20_5f_5f_5f_5f_5f_5f_5f_7">
            <text:index-entry-chapter/>
            <text:index-entry-text/>
            <text:index-entry-tab-stop style:type="right" style:leader-char="."/>
            <text:index-entry-page-number/>
          </text:table-of-content-entry-template>
          <text:table-of-content-entry-template text:outline-level="8" text:style-name="Contents_5f_5f_5f_5f_5f_5f_5f_20_5f_5f_5f_5f_5f_5f_5f_8">
            <text:index-entry-chapter/>
            <text:index-entry-text/>
            <text:index-entry-tab-stop style:type="right" style:leader-char="."/>
            <text:index-entry-page-number/>
          </text:table-of-content-entry-template>
          <text:table-of-content-entry-template text:outline-level="9" text:style-name="Contents_5f_5f_5f_5f_5f_5f_5f_20_5f_5f_5f_5f_5f_5f_5f_9">
            <text:index-entry-chapter/>
            <text:index-entry-text/>
            <text:index-entry-tab-stop style:type="right" style:leader-char="."/>
            <text:index-entry-page-number/>
          </text:table-of-content-entry-template>
          <text:table-of-content-entry-template text:outline-level="10" text:style-name="Contents_5f_5f_5f_5f_5f_5f_5f_20_5f_5f_5f_5f_5f_5f_5f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able of Contents</text:p>
          </text:index-title>
          <text:p text:style-name="P1">1Introduction<text:tab/>2</text:p>
          <text:p text:style-name="P2">1.1Goals<text:tab/>2</text:p>
          <text:p text:style-name="P2">1.2Prerequisites<text:tab/>2</text:p>
          <text:p text:style-name="P1">2Framework<text:tab/>3</text:p>
          <text:p text:style-name="P2">2.1GObject<text:tab/>3</text:p>
          <text:p text:style-name="P2">2.2Gtk+<text:tab/>3</text:p>
          <text:p text:style-name="P2">2.3Libxfce4util<text:tab/>3</text:p>
          <text:p text:style-name="P2">2.4Libexo<text:tab/>3</text:p>
          <text:p text:style-name="P1">3Architecture<text:tab/>4</text:p>
          <text:p text:style-name="P2">3.1ThunarVFS library<text:tab/>4</text:p>
          <text:p text:style-name="P3">3.1.1ThunarVfsURI<text:tab/>4</text:p>
          <text:p text:style-name="P3">3.1.2ThunarVfsInfo<text:tab/>4</text:p>
          <text:p text:style-name="P3">3.1.3ThunarVfsMonitor<text:tab/>5</text:p>
          <text:p text:style-name="P3">3.1.4ThunarVfsUser<text:tab/>5</text:p>
          <text:p text:style-name="P2">3.2Thunar core<text:tab/>5</text:p>
          <text:p text:style-name="P3">3.2.1ThunarFile<text:tab/>5</text:p>
          <text:p text:style-name="P3">3.2.2ThunarFolder<text:tab/>5</text:p>
          <text:p text:style-name="P3">3.2.3ThunarListModel<text:tab/>6</text:p>
          <text:p text:style-name="P3">3.2.4ThunarNavigator<text:tab/>6</text:p>
          <text:p text:style-name="P1">4Coding Style<text:tab/>7</text:p>
          <text:p text:style-name="P1">5Implementation hints<text:tab/>8</text:p>
          <text:p text:style-name="P2">5.1How to handle strings?<text:tab/>8</text:p>
        </text:index-body>
      </text:table-of-content>
      <text:p text:style-name="P4"/>
      <text:h text:style-name="Heading_20_1" text:outline-level="1">Introduction</text:h>
      <text:p text:style-name="Text_20_body">Thunar is a file manager for modern Unix/Linux desktops.</text:p>
      <text:p text:style-name="Text_20_body">The Thunar project aims at developing a new file manager for the next major branch of Xfce – the Xfce 4.4 branch. The idea is to provide a <text:span text:style-name="T1">fast</text:span> and <text:span text:style-name="T1">easy to use</text:span> alternative to Xffm.</text:p>
      <text:h text:style-name="Heading_20_2" text:outline-level="2">Goals</text:h>
      <text:p text:style-name="Text_20_body">This section provides a rough list of goals for the first public version of Thunar, which will most probably be labeled „1.0“. The different goals are listed in order of importance:</text:p>
      <text:h text:style-name="P5" text:outline-level="4">High degree of maintainability</text:h>
      <text:p text:style-name="Text_20_body">Just like <text:a xlink:type="simple" xlink:href="http://terminal.os-cillation.com/">Terminal,</text:a> the file manager should feature a high degree of maintainability, using object oriented design techniques and implementation features provided by GObject. Maintainability goes over performancs.</text:p>
      <text:h text:style-name="P6" text:outline-level="4">Easy to use</text:h>
      <text:p text:style-name="P7">The user interface must be intuitive even for average computer users.</text:p>
      <text:h text:style-name="P6" text:outline-level="4">Clean interface</text:h>
      <text:p text:style-name="P7">The user interface must be clean, which means for example, the right-click menu should only contain the basic operations for a file manager, and should be cluttered with confusing and useless options such as <text:span text:style-name="T2">Create tarball</text:span> or <text:span text:style-name="T2">Create ISO</text:span>.</text:p>
      <text:h text:style-name="Heading_20_4" text:outline-level="4">Portability</text:h>
      <text:p text:style-name="Text_20_body">This point goes hand in hand with the maintainability. Minimum required are GNU/Linux, FreeBSD, NetBSD and Solaris.</text:p>
      <text:h text:style-name="Heading_20_4" text:outline-level="4">Standard compliance</text:h>
      <text:p text:style-name="Text_20_body">Thunar should be fully standard compliant.</text:p>
      <text:h text:style-name="Heading_20_4" text:outline-level="4">Performance</text:h>
      <text:p text:style-name="Text_20_body">The file manager needs to be fast – in terms of startup time, directory load time and responsiveness. At the same time the file manager should also be somewhat conservative about the memory usage, to make sure it will also perform well on older machines.</text:p>
      <text:h text:style-name="Heading_20_4" text:outline-level="4">Accessibility</text:h>
      <text:p text:style-name="Text_20_body">The file manager needs to be fully accessible using Assistive Technologies.</text:p>
      <text:h text:style-name="Heading_20_2" text:outline-level="2">Prerequisites</text:h>
      <text:p text:style-name="Text_20_body">Before you start hacking on Thunar, you should make yourself familar with the basics of the Gtk+ framework, especially the GObject type system and the basics of Gtk widgets.</text:p>
      <text:h text:style-name="Heading_20_1" text:outline-level="1">Framework</text:h>
      <text:p text:style-name="Text_20_body">Thunar makes heavy use of the existing GNOME and Xfce desktop frameworks. The most important parts are listed below:</text:p>
      <text:h text:style-name="Heading_20_2" text:outline-level="2">GObject</text:h>
      <text:p text:style-name="Text_20_body">Provides the basic type system and object framework used throught Thunar and the various other libraries listed below.</text:p>
      <text:h text:style-name="Heading_20_2" text:outline-level="2">Gtk+</text:h>
      <text:p text:style-name="Text_20_body">Provides the basic widget framework and a lot of <text:span text:style-name="T3">ready to use</text:span> widgets.</text:p>
      <text:h text:style-name="Heading_20_2" text:outline-level="2">Libxfce4util</text:h>
      <text:p text:style-name="Text_20_body">The Xfce Utilitiy library <text:span text:style-name="T4">libxfce4util</text:span> provides basic services on top of the services provided by <text:span text:style-name="T4">glib</text:span>. The most important services provided by libxfce4util are currently the resource locator – the <text:span text:style-name="T4">XfceResource</text:span> module – and the resource config file loader – the <text:span text:style-name="T4">XfceRc</text:span> module.</text:p>
      <text:h text:style-name="Heading_20_2" text:outline-level="2">Libexo</text:h>
      <text:p text:style-name="Text_20_body">Provides high-level functionality on top of the basic services provided by the other libraries listed above, for example:</text:p>
      <text:list text:style-name="L3">
        <text:list-item>
          <text:p text:style-name="P8">Editable toolbars</text:p>
        </text:list-item>
        <text:list-item>
          <text:p text:style-name="P8">Implementation of the Shared MIME Database specification</text:p>
        </text:list-item>
        <text:list-item>
          <text:p text:style-name="P8">An icon view widget</text:p>
        </text:list-item>
        <text:list-item>
          <text:p text:style-name="P8">Lightweight session management</text:p>
        </text:list-item>
        <text:list-item>
          <text:p text:style-name="P8">Automatic synchronization of GObject properties</text:p>
        </text:list-item>
      </text:list>
      <text:h text:style-name="Heading_20_1" text:outline-level="1">Architecture</text:h>
      <text:p text:style-name="P9">The Thunar source tree is currently divided into two major parts, the ThunarVFS library and the Thunar core, which is based on the services provided by the ThunarVFS library. Low-level, system-dependent services go into the ThunarVFS library, while the high-level modules go into the Thunar core.</text:p>
      <text:h text:style-name="Heading_20_2" text:outline-level="2">ThunarVFS library</text:h>
      <text:p text:style-name="Text_20_body">The ThunarVFS library source code is located in the <text:span text:style-name="T4">thunar-vfs/</text:span> subdirectory of the Thunar source tree. It provides services to abstract system-dependent functionality, like for example a volume manager facitlity or a file system monitoring module. In addition, it provides access to common technology, like for example an implementation of the freedesktop.org Trash Specification.</text:p>
      <text:p text:style-name="P9">The ThunarVFS library will later be installed as a shared library, so other desktop components can also take advantage of the services provided by the library. For example, one could write a panel plugin that provides fast access to the trash – using the trash implementation found in ThunarVFS - or a panel plugin that allows users to easily mount volumes attached to their systems – using the volume manager.</text:p>
      <text:p text:style-name="P9">The following subsections aim to provide a basic overview of the services found in the ThunarVFS library:</text:p>
      <text:h text:style-name="Heading_20_3" text:outline-level="3">ThunarVfsURI</text:h>
      <text:p text:style-name="Text_20_body">The <text:span text:style-name="T4">ThunarVfsURI</text:span> class provides a simple mechanism to handle Unified Resource Identifiers (URIs). It currently supports <text:span text:style-name="T4">file:</text:span>-URIs, which are used to refer to files in the local file system, and <text:span text:style-name="T4">trash:</text:span>-URIs, which are used to refer to files in the various trashes attached to the system at a given time.</text:p>
      <text:p text:style-name="Text_20_body">The <text:span text:style-name="T4">trash:</text:span>-URIs are somewhat special and there is no real agreement about how to refer to a trashed file at the moment. Therefore I simply adopted the scheme found in KDE 3.4, where <text:span text:style-name="T4">trash:</text:span>-URIs look like this:</text:p>
      <text:p text:style-name="P10">trash:///<text:span text:style-name="T2">&lt;trash-id&gt;</text:span>-<text:span text:style-name="T2">&lt;path&gt;</text:span></text:p>
      <text:p text:style-name="P7">The <text:span text:style-name="T5">&lt;trash-id&gt;</text:span> identifies the trash in which the file is stored and the <text:span text:style-name="T6">&lt;path&gt;</text:span> is the path to the trashed file, relative to the trash directory identified by <text:span text:style-name="T6">&lt;trash-id&gt;</text:span>. Like KDE, we calculate the <text:span text:style-name="T6">&lt;trash-id&gt;</text:span> using a variable that is incremented for every trash found in the system. The <text:span text:style-name="T1">„home trash“</text:span> is garantied to always have id 0. Other trashes don't have a fixed id and the URIs are thereby not garantied to always refer to the same trash, not even between different invocations of Thunar. Therefore <text:span text:style-name="T4">trash:</text:span>-URIs should be considered temporary!</text:p>
      <text:p text:style-name="P7">The <text:span text:style-name="T4">ThunarVfsURI</text:span> class was designed to be extensible and it is therefore possible to add support for new URI schemes without breaking other modules.</text:p>
      <text:h text:style-name="Heading_20_3" text:outline-level="3">ThunarVfsInfo</text:h>
      <text:p text:style-name="Text_20_body">The <text:span text:style-name="T4">ThunarVfsInfo</text:span> class provides an abstraction of the meta data associated with files on Unix file systems. <text:span text:style-name="T4">ThunarVfsInfo</text:span> is not really a class in the sense of a GObject class, mostly for performance reasons. It's main purpose is to provide some means of abstraction below the <text:span text:style-name="T4">ThunarLocalFile</text:span> class. Other modules usually don't need to access the <text:span text:style-name="T4">ThunarVfsInfo</text:span> module directly.</text:p>
      <text:h text:style-name="Heading_20_3" text:outline-level="3">ThunarVfsMonitor</text:h>
      <text:p text:style-name="Text_20_body">Provides a file system monitoring service to other modules, which can make use of platform specific techniques to reduce the overhead involved in monitoring files and directories for changes. The current interface allows other modules to monitor either <text:span text:style-name="T4">ThunarVfsInfo</text:span> objects – again, this should only be used by <text:span text:style-name="T4">ThunarLocalFile</text:span> – or paths.</text:p>
      <text:p text:style-name="Text_20_body">The current implementation uses the <text:span text:style-name="T4">kevent</text:span> notification system if available, with a fallback to polling the files on a regular basis.</text:p>
      <text:h text:style-name="Heading_20_3" text:outline-level="3">ThunarVfsUser</text:h>
      <text:p text:style-name="Text_20_body">The public API of this module contains three classes, <text:span text:style-name="T4">ThunarVfsUser</text:span>, <text:span text:style-name="T4">ThunarVfsGroup</text:span> and <text:span text:style-name="T4">ThunarVfsUserManager</text:span>. The first two classes are abstract base classes, while the latter provides an implementation for the local user database.</text:p>
      <text:p text:style-name="Text_20_body">The reason to make <text:span text:style-name="T4">ThunarVfsUser</text:span> and <text:span text:style-name="T4">ThunarVfsGroup</text:span> abstract is to allow foreign <text:span text:style-name="T4">ThunarFile</text:span><text:span text:style-name="T7"> </text:span>implementations to support non-local user/group management.</text:p>
      <text:h text:style-name="Heading_20_2" text:outline-level="2">Thunar core</text:h>
      <text:p text:style-name="Text_20_body">On top of the ThunarVFS library sits the Thunar core, which provides the middle and upper layers of the application logic.</text:p>
      <text:p text:style-name="Text_20_body">The middle layer consists of interfaces and classes that abstract the services provided by the underlying system and sometimes also services provided by the desktop environment. The most important ones are <text:span text:style-name="T4">ThunarFile</text:span> and <text:span text:style-name="T4">ThunarFolder</text:span>. On top of <text:span text:style-name="T4">ThunarFolder</text:span> sits the <text:span text:style-name="T4">ThunarListModel</text:span>, which turns the list of files reported by the given folder into a <text:span text:style-name="T4">GtkTreeModel</text:span> interface, which is then used by classes based on the <text:span text:style-name="T4">ThunarStandardView </text:span>to display the contents of a folder.</text:p>
      <text:h text:style-name="Heading_20_3" text:outline-level="3">ThunarFile</text:h>
      <text:p text:style-name="Text_20_body"><text:span text:style-name="T4">ThunarFile</text:span> is an abstract base class, which is implemented by all classes that can be represented as a file. This is currently the <text:span text:style-name="T4">ThunarLocalFile</text:span> class, which implements <text:span text:style-name="T4">ThunarFile</text:span> to handle local files identified by <text:span text:style-name="T4">file:</text:span>-URIs, the <text:span text:style-name="T4">ThunarTrashFile</text:span> class to handle files located in a trash can, and the <text:span text:style-name="T4">ThunarTrashFolder</text:span> class, which is a virtual file presenting the trash vfolder itself.</text:p>
      <text:p text:style-name="Text_20_body">Note that we could have chosen to turn <text:span text:style-name="T4">ThunarFile</text:span> into an interface as well, but having <text:span text:style-name="T4">ThunarFile</text:span> as an abstract base class derived from <text:span text:style-name="T4">GtkObject</text:span> allows for some nice optimizations. For example, the ThunarFile class will always cache the last requested icon, so that with the folder view, access to icons is always garantied to be fast. This is useful because both the tree and the icon view usually request the icon twice on startup, first to calculate the icon size and do the layouting, next to draw the icon in response to an expose event. This also helps when scrolling through the folder or when doing rubberband selection on the icon view.</text:p>
      <text:h text:style-name="Heading_20_3" text:outline-level="3">ThunarFolder</text:h>
      <text:p text:style-name="Text_20_body"><text:span text:style-name="T4">ThunarFolder</text:span> provides an interface to folders, which is implemented by all modules that can be seen as a linear collection of files. Currently, there are two implementations of the interface, first the <text:span text:style-name="T4">ThunarLocalFolder</text:span> class, which provides access to local folders identified by <text:span text:style-name="T4">file:</text:span>-URIs, and the <text:span text:style-name="T4">ThunarTrashFolder</text:span> class, which represents the trash vfolder.</text:p>
      <text:h text:style-name="Heading_20_3" text:outline-level="3">ThunarListModel</text:h>
      <text:p text:style-name="Text_20_body">Provides a <text:span text:style-name="T4">GtkTreeModel</text:span> based interface to a <text:span text:style-name="T4">ThunarFolder</text:span>, and also provides some high-level services to ease the development of new <text:span text:style-name="T4">ThunarFolder</text:span>s and reduce the amount of duplicated code as much as possible. This is for example, the ability to sort the files according to different criteria, or to remove hidden files from the list exported to the <text:span text:style-name="T4">ThunarStandardView</text:span>.</text:p>
      <text:h text:style-name="Heading_20_3" text:outline-level="3">ThunarNavigator</text:h>
      <text:p text:style-name="Text_20_body">This is the basic interface that must be implemented by all navigational user interface controls in a <text:span text:style-name="T4">ThunarWindow</text:span>. Classes which implement this interface must provide atleast the <text:span text:style-name="T4">thunar_navigator_get_current_directory()</text:span> and the <text:s/><text:span text:style-name="T4">thunar_navigator_get_current_directory()</text:span> method, in addition to overriding the <text:span text:style-name="T4">current-directory</text:span> property.</text:p>
      <text:p text:style-name="Text_20_body">Implementing classes should never - but in very rare cases – set the <text:span text:style-name="T4">current-directory</text:span> property directly. Instead, they must emit the <text:span text:style-name="T4">change-directory</text:span> signal to tell the surrounding component (most probably a <text:span text:style-name="T4">ThunarWindow</text:span>) that they want to change to another directory.</text:p>
      <text:p text:style-name="Text_20_body">The <text:span text:style-name="T4">ThunarNavigator</text:span> interface adds no other requirements than the ones mentioned above. That said implementations of the interface may derive from every other class and may implement any other interface.</text:p>
      <text:h text:style-name="Heading_20_1" text:outline-level="1">Coding Style</text:h>
      <text:p text:style-name="Text_20_body">In order to be able to gain a high degree of maintainability, it is not only important to be careful when designing the interfaces and relations between the different modules, but it is also very important to use a consistent coding style throughout the whole project – where coding style is not limited to the indentation settings.</text:p>
      <text:p text:style-name="Text_20_body">Since there is no perfect coding style known to the world currently – if such a perfect style would be known, everybody would use it, and this section would be useless – the best thing one can do today is to adopt the most common coding style for the framework in use. Since we use the Gtk framework, it is obvious that we will try to adopt the GNU coding conventions, with a few exceptions, some of which are also found in the Glib/Gtk extensions.</text:p>
      <text:p text:style-name="Text_20_body">It is very important to realize that the common coding style is not meant to annoy people, but it is necessary to provide good maintainability at all development layers. If you don't see the usefulness now, then you'll have to trust me until you realize it for yourself.</text:p>
      <text:p text:style-name="Text_20_body">The following list is not necessarily complete, but it should sum up the most important points:</text:p>
      <text:list text:style-name="L4">
        <text:list-item>
          <text:p text:style-name="P11">Always expand tabs. This differs from the GNU suggestion, but it is necessary to be independent from a given tab setting.</text:p>
        </text:list-item>
        <text:list-item>
          <text:p text:style-name="P11">Do <text:span text:style-name="T2">not</text:span> ever misuse debugging macros like <text:span text:style-name="T4">g_return_val_if_fail()</text:span> or <text:span text:style-name="T4">g_return_if_fail()</text:span> to control program flow. They are solely useful to discover bugs, the final binary won't include code for these statements, and so any use of these macros to control program flow presents a bug!</text:p>
        </text:list-item>
        <text:list-item>
          <text:p text:style-name="P11">Do <text:span text:style-name="T2">not</text:span> follow the philosophy <text:span text:style-name="T1">"If it works, it's right"</text:span> that most other open source projects follow, instead Thunar's philosophy is <text:span text:style-name="T1">"It doesn't work unless it's right"</text:span>. Think carefully of what you want to do, don't just fire up your favourite editor and start hacking in the hope that it will evolve into something useful one day.</text:p>
        </text:list-item>
        <text:list-item>
          <text:p text:style-name="P11">Maintainability goes over performance. If you have to choose between a maintainable and a fast solution, always prefer the former, as it is quite easy to optimize well-designed modules, but very hard and costly to make spaghetti-code readable.</text:p>
        </text:list-item>
        <text:list-item>
          <text:p text:style-name="P11">Write <text:span text:style-name="T4">ChangeLog</text:span> entries. Whenever you commit a change or send a patch, write a good entry per change to the <text:span text:style-name="T4">ChangeLog</text:span> file, see the <text:span text:style-name="T4">libexo</text:span> <text:span text:style-name="T4">ChangeLog</text:span> for the exact format; it's very important to be descriptive and correct here, else you'll loose your commit bits or your patches won't be considered for inclusion.</text:p>
        </text:list-item>
        <text:list-item>
          <text:p text:style-name="P11">Use <text:span text:style-name="T4">GObject</text:span> whenever possible. Object-oriented design and programming makes it easier to separate functionality and also aids in verification and testing, and <text:span text:style-name="T4">GObject</text:span> provides a very solid base.</text:p>
        </text:list-item>
      </text:list>
      <text:p text:style-name="Text_20_body">As mentioned earlier, and as you can see from the list above, coding style is not only about indentation. It is strongly recommended that you first read some existing Thunar code before you start to write some code of your own. Try to write code that looks similar to the existing code. The closer your code is to the rest of the Thunar code, the easier it will be to maintain it.</text:p>
      <text:p text:style-name="Text_20_body">If you think that these rules are too restrictive and that your very personal coding style is better, then you should probably better start your own file manager project, and setup less restrictive rules for your project.</text:p>
      <text:h text:style-name="Heading_20_1" text:outline-level="1">Implementation hints</text:h>
      <text:p text:style-name="Text_20_body">This section provides a few tips and tricks for the implementation, that have proven to be useful in the past.</text:p>
      <text:h text:style-name="Heading_20_2" text:outline-level="2">How to handle strings?</text:h>
      <text:h text:style-name="Heading_20_4" text:outline-level="4">The problem</text:h>
      <text:p text:style-name="Text_20_body">Since the C programming language does not provide any high-level character string mechanisms itself, it is completely up to the programmer how to handle the allocation, management and destruction of character strings. As with most things, there are some good ways to solve the issue, and in addition there are many bad ways.</text:p>
      <text:p text:style-name="Text_20_body">If you look at the average Gtk/C-based program or library, you will soon discover that there is a lot of string copying, using the <text:span text:style-name="T4">g_strdup()</text:span> function or a similar mechanism, like for example <text:span text:style-name="T4">g_strdup_printf()</text:span> and friends. Many functions that deal with strings return copies of their internal strings, which makes life easier for the both the library programmer and the application programmer in many cases, because they do not need to care about the life time of the original string, since the caller effectively <text:span text:style-name="T1">owns</text:span> the string copy. In addition, you will discover that many people tend to overuse the heap as <text:span text:style-name="T1">temporary storage</text:span> when generating strings within their functions, even – or especially - for small strings, where you know that the maximum length cannot exceed a few hundred bytes.</text:p>
      <text:p text:style-name="Text_20_body">The most common argumentation for this programming style is that <text:span text:style-name="T1">„modern memory managers should be able to handle it“</text:span>. While it is true that <text:span text:style-name="T4">malloc()</text:span> and friends have improved over the years, it does not necessarily mean, that they are able to compensate all kinds of misuse. Heap fragmentation is still on-topic today.</text:p>
      <text:p text:style-name="Text_20_body">Besides the performance and memory-overhead problems described above, there is also still the problem of memory leaks. Every single memory allocation raises the chance for a memory leak.</text:p>
      <text:h text:style-name="Heading_20_4" text:outline-level="4">The solution</text:h>
      <text:p text:style-name="Text_20_body">Now, in practice not every program needs to perform at maximum speed and not every program needs to care about heap fragmentation, as many of them only run for a short period of time. But in case of Thunar, this is an important point, since the program will be running throughout the user's session and will only terminate when the user logs out of his desktop session.</text:p>
      <text:p text:style-name="Text_20_body">In fact, it is often quite simple to reduce the bad effects described above. First of all, try to use the stack if you need to construct short temporary strings in code that is executed very often, but on the other hand don't overuse the stack, especially not in recursive functions. Next, check carefully for each function that returns a string, whether it is really necessary to take a copy of the string or if it is possible to return a static string instead. For example, there is no need to take copies of strings that are stored within your object. The caller can take a copy of the string if the string is required even after the object is finalized, which is seldomly the case. Another example are strings returned by <text:span text:style-name="T4">gettext()</text:span> and friends, where the string is garantied to be present – in the context of Thunar, this may not be the case for other programs – during the lifetime of the program.</text:p>
      <text:p text:style-name="Text_20_body">There is another way in which strings can be returned by functions, using the <text:span text:style-name="T4">GValue</text:span> mechanisms. Again, check whether it is really necessary to take a copy of the string and if not, use <text:span text:style-name="T4">g_value_set_static_string()</text:span> instead of <text:span text:style-name="T4">g_value_set_string()</text:span>.</text:p>
      <text:p text:style-name="Text_20_body">For strings that are requested very often from a specific object and that require expensive calculation, like for example character set conversation and such, it is usually a good idea to cache these strings within the object. For example, the <text:span text:style-name="T4">ThunarLocalFile</text:span> class calculates the <text:span text:style-name="T4">display_name</text:span> only once and always returns a reference to the cached value, or the <text:span text:style-name="T4">ExoMimeInfo</text:span> class, which performs the comment lookup only once and caches the result, which is way faster than parsing the XML file everytime the comment is requested. But it is important to find the right balance, as caching too many values in a class like <text:span text:style-name="T4">ThunarLocalFile</text:span>, which is instantiated for every file in a local folder – and it is not unlikely that folders can contain 1000 or more files – would add too much overhead to the obje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049cm" fo:margin-bottom="0.199cm" fo:text-align="justify" style:justify-single-word="false" style:register-true="true" fo:text-indent="0cm" style:auto-text-indent="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margin-top="0.42cm" fo:margin-bottom="0.21cm"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margin-top="1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paragraph-properties fo:margin-top="0.499cm" fo:margin-bottom="0.349cm" fo:text-align="center" style:justify-single-word="false"/>
      <style:text-properties fo:font-size="28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10$FreeBSD OpenOffice.org_project/680m110$Build-8924</meta:generator>
    <meta:initial-creator>Benedikt Meurer</meta:initial-creator>
    <meta:creation-date>2005-06-22T22:07:18</meta:creation-date>
    <dc:creator>Benedikt Meurer</dc:creator>
    <dc:date>2005-07-14T15:05:57</dc:date>
    <dc:language>de-DE</dc:language>
    <meta:editing-cycles>62</meta:editing-cycles>
    <meta:editing-duration>PT2H54M45S</meta:editing-duration>
    <meta:user-defined meta:name="Info 1"/>
    <meta:user-defined meta:name="Info 2"/>
    <meta:user-defined meta:name="Info 3"/>
    <meta:user-defined meta:name="Info 4"/>
    <meta:document-statistic meta:table-count="0" meta:image-count="0" meta:object-count="0" meta:page-count="9" meta:paragraph-count="123" meta:word-count="2848" meta:character-count="17391"/>
  </office:meta>
</office:document-meta>
</file>